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20001">
            <text:p>SNOANTDIA02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1927020.27">
            <text:p>1927020,27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20001','2014-02-28','---','-------------------------','2110104020000000002','SCGCMP','SNOANTDIA020001','H','PROVISION DE ANTIGUEDAD DE PRESTACIONES SOCIALES NOMINA DIARIA FEBRERO 2014',1927020,27,0);">
            <text:p>INSERT INTO scg_dt_cmp VALUES('0001','SCGCMP','SNOANTDIA020001','2014-02-28','---','-------------------------','2110104020000000002','SCGCMP','SNOANTDIA020001','H','PROVISION DE ANTIGUEDAD DE PRESTACIONES SOCIALES NOMINA DIARIA FEBRERO 2014',1927020,2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8414.85">
            <text:p>8.414,85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20001','2014-02-28','---','-------------------------','6110800003602000001','SCGCMP','SNOANTDIA020001','D','PROVISION DE ANTIGUEDAD DE PRESTACIONES SOCIALES NOMINA DIARIA FEBRERO 2014',8414,85,1);">
            <text:p>INSERT INTO scg_dt_cmp VALUES('0001','SCGCMP','SNOANTDIA020001','2014-02-28','---','-------------------------','6110800003602000001','SCGCMP','SNOANTDIA020001','D','PROVISION DE ANTIGUEDAD DE PRESTACIONES SOCIALES NOMINA DIARIA FEBRERO 2014',8414,8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2070.01">
            <text:p>2.070,01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20001','2014-02-28','---','-------------------------','6110800004504000001','SCGCMP','SNOANTDIA020001','D','PROVISION DE ANTIGUEDAD DE PRESTACIONES SOCIALES NOMINA DIARIA FEBRERO 2014',2070,01,2);">
            <text:p>INSERT INTO scg_dt_cmp VALUES('0001','SCGCMP','SNOANTDIA020001','2014-02-28','---','-------------------------','6110800004504000001','SCGCMP','SNOANTDIA020001','D','PROVISION DE ANTIGUEDAD DE PRESTACIONES SOCIALES NOMINA DIARIA FEBRERO 2014',2070,01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21994.651666667">
            <text:p>321.994,65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20001','2014-02-28','---','-------------------------','6110800002002000001','SCGCMP','SNOANTDIA020001','D','PROVISION DE ANTIGUEDAD DE PRESTACIONES SOCIALES NOMINA DIARIA FEBRERO 2014',321994,651666667,3);">
            <text:p>INSERT INTO scg_dt_cmp VALUES('0001','SCGCMP','SNOANTDIA020001','2014-02-28','---','-------------------------','6110800002002000001','SCGCMP','SNOANTDIA020001','D','PROVISION DE ANTIGUEDAD DE PRESTACIONES SOCIALES NOMINA DIARIA FEBRERO 2014',321994,651666667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36840.23">
            <text:p>36.840,23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20001','2014-02-28','---','-------------------------','6110800002903000001','SCGCMP','SNOANTDIA020001','D','PROVISION DE ANTIGUEDAD DE PRESTACIONES SOCIALES NOMINA DIARIA FEBRERO 2014',36840,23,4);">
            <text:p>INSERT INTO scg_dt_cmp VALUES('0001','SCGCMP','SNOANTDIA020001','2014-02-28','---','-------------------------','6110800002903000001','SCGCMP','SNOANTDIA020001','D','PROVISION DE ANTIGUEDAD DE PRESTACIONES SOCIALES NOMINA DIARIA FEBRERO 2014',36840,23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16733.37">
            <text:p>16.733,37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20001','2014-02-28','---','-------------------------','6110800004103000001','SCGCMP','SNOANTDIA020001','D','PROVISION DE ANTIGUEDAD DE PRESTACIONES SOCIALES NOMINA DIARIA FEBRERO 2014',16733,37,5);">
            <text:p>INSERT INTO scg_dt_cmp VALUES('0001','SCGCMP','SNOANTDIA020001','2014-02-28','---','-------------------------','6110800004103000001','SCGCMP','SNOANTDIA020001','D','PROVISION DE ANTIGUEDAD DE PRESTACIONES SOCIALES NOMINA DIARIA FEBRERO 2014',16733,3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14487.28">
            <text:p>14.487,28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20001','2014-02-28','---','-------------------------','6110800002003000001','SCGCMP','SNOANTDIA020001','D','PROVISION DE ANTIGUEDAD DE PRESTACIONES SOCIALES NOMINA DIARIA FEBRERO 2014',14487,28,6);">
            <text:p>INSERT INTO scg_dt_cmp VALUES('0001','SCGCMP','SNOANTDIA020001','2014-02-28','---','-------------------------','6110800002003000001','SCGCMP','SNOANTDIA020001','D','PROVISION DE ANTIGUEDAD DE PRESTACIONES SOCIALES NOMINA DIARIA FEBRERO 2014',14487,28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19976.51">
            <text:p>19.976,51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20001','2014-02-28','---','-------------------------','6110800004601000001','SCGCMP','SNOANTDIA020001','D','PROVISION DE ANTIGUEDAD DE PRESTACIONES SOCIALES NOMINA DIARIA FEBRERO 2014',19976,51,7);">
            <text:p>INSERT INTO scg_dt_cmp VALUES('0001','SCGCMP','SNOANTDIA020001','2014-02-28','---','-------------------------','6110800004601000001','SCGCMP','SNOANTDIA020001','D','PROVISION DE ANTIGUEDAD DE PRESTACIONES SOCIALES NOMINA DIARIA FEBRERO 2014',19976,51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4429.05">
            <text:p>4.429,05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20001','2014-02-28','---','-------------------------','6110800004002000001','SCGCMP','SNOANTDIA020001','D','PROVISION DE ANTIGUEDAD DE PRESTACIONES SOCIALES NOMINA DIARIA FEBRERO 2014',4429,05,8);">
            <text:p>INSERT INTO scg_dt_cmp VALUES('0001','SCGCMP','SNOANTDIA020001','2014-02-28','---','-------------------------','6110800004002000001','SCGCMP','SNOANTDIA020001','D','PROVISION DE ANTIGUEDAD DE PRESTACIONES SOCIALES NOMINA DIARIA FEBRERO 2014',4429,0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1608.02">
            <text:p>1.608,02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20001','2014-02-28','---','-------------------------','6110800002400000001','SCGCMP','SNOANTDIA020001','D','PROVISION DE ANTIGUEDAD DE PRESTACIONES SOCIALES NOMINA DIARIA FEBRERO 2014',1608,02,9);">
            <text:p>INSERT INTO scg_dt_cmp VALUES('0001','SCGCMP','SNOANTDIA020001','2014-02-28','---','-------------------------','6110800002400000001','SCGCMP','SNOANTDIA020001','D','PROVISION DE ANTIGUEDAD DE PRESTACIONES SOCIALES NOMINA DIARIA FEBRERO 2014',1608,02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7706.77">
            <text:p>7.706,77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20001','2014-02-28','---','-------------------------','6110800002802000001','SCGCMP','SNOANTDIA020001','D','PROVISION DE ANTIGUEDAD DE PRESTACIONES SOCIALES NOMINA DIARIA FEBRERO 2014',7706,77,10);">
            <text:p>INSERT INTO scg_dt_cmp VALUES('0001','SCGCMP','SNOANTDIA020001','2014-02-28','---','-------------------------','6110800002802000001','SCGCMP','SNOANTDIA020001','D','PROVISION DE ANTIGUEDAD DE PRESTACIONES SOCIALES NOMINA DIARIA FEBRERO 2014',7706,77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0420.96">
            <text:p>10.420,96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20001','2014-02-28','---','-------------------------','6110800002900000001','SCGCMP','SNOANTDIA020001','D','PROVISION DE ANTIGUEDAD DE PRESTACIONES SOCIALES NOMINA DIARIA FEBRERO 2014',10420,96,11);">
            <text:p>INSERT INTO scg_dt_cmp VALUES('0001','SCGCMP','SNOANTDIA020001','2014-02-28','---','-------------------------','6110800002900000001','SCGCMP','SNOANTDIA020001','D','PROVISION DE ANTIGUEDAD DE PRESTACIONES SOCIALES NOMINA DIARIA FEBRERO 2014',10420,96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20969.38">
            <text:p>20.969,38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20001','2014-02-28','---','-------------------------','6110800003302000001','SCGCMP','SNOANTDIA020001','D','PROVISION DE ANTIGUEDAD DE PRESTACIONES SOCIALES NOMINA DIARIA FEBRERO 2014',20969,38,12);">
            <text:p>INSERT INTO scg_dt_cmp VALUES('0001','SCGCMP','SNOANTDIA020001','2014-02-28','---','-------------------------','6110800003302000001','SCGCMP','SNOANTDIA020001','D','PROVISION DE ANTIGUEDAD DE PRESTACIONES SOCIALES NOMINA DIARIA FEBRERO 2014',20969,38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311892.93">
            <text:p>311.892,93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20001','2014-02-28','---','-------------------------','6110800003201000001','SCGCMP','SNOANTDIA020001','D','PROVISION DE ANTIGUEDAD DE PRESTACIONES SOCIALES NOMINA DIARIA FEBRERO 2014',311892,93,13);">
            <text:p>INSERT INTO scg_dt_cmp VALUES('0001','SCGCMP','SNOANTDIA020001','2014-02-28','---','-------------------------','6110800003201000001','SCGCMP','SNOANTDIA020001','D','PROVISION DE ANTIGUEDAD DE PRESTACIONES SOCIALES NOMINA DIARIA FEBRERO 2014',311892,93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36526.95">
            <text:p>36.526,95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20001','2014-02-28','---','-------------------------','6110800004508000001','SCGCMP','SNOANTDIA020001','D','PROVISION DE ANTIGUEDAD DE PRESTACIONES SOCIALES NOMINA DIARIA FEBRERO 2014',36526,95,14);">
            <text:p>INSERT INTO scg_dt_cmp VALUES('0001','SCGCMP','SNOANTDIA020001','2014-02-28','---','-------------------------','6110800004508000001','SCGCMP','SNOANTDIA020001','D','PROVISION DE ANTIGUEDAD DE PRESTACIONES SOCIALES NOMINA DIARIA FEBRERO 2014',36526,9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8662.38">
            <text:p>8.662,38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20001','2014-02-28','---','-------------------------','6110800002904000001','SCGCMP','SNOANTDIA020001','D','PROVISION DE ANTIGUEDAD DE PRESTACIONES SOCIALES NOMINA DIARIA FEBRERO 2014',8662,38,15);">
            <text:p>INSERT INTO scg_dt_cmp VALUES('0001','SCGCMP','SNOANTDIA020001','2014-02-28','---','-------------------------','6110800002904000001','SCGCMP','SNOANTDIA020001','D','PROVISION DE ANTIGUEDAD DE PRESTACIONES SOCIALES NOMINA DIARIA FEBRERO 2014',8662,38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21181.43">
            <text:p>21.181,43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20001','2014-02-28','---','-------------------------','6110800003102000001','SCGCMP','SNOANTDIA020001','D','PROVISION DE ANTIGUEDAD DE PRESTACIONES SOCIALES NOMINA DIARIA FEBRERO 2014',21181,43,16);">
            <text:p>INSERT INTO scg_dt_cmp VALUES('0001','SCGCMP','SNOANTDIA020001','2014-02-28','---','-------------------------','6110800003102000001','SCGCMP','SNOANTDIA020001','D','PROVISION DE ANTIGUEDAD DE PRESTACIONES SOCIALES NOMINA DIARIA FEBRERO 2014',21181,43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19670.15">
            <text:p>19.670,15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20001','2014-02-28','---','-------------------------','6110800004300000001','SCGCMP','SNOANTDIA020001','D','PROVISION DE ANTIGUEDAD DE PRESTACIONES SOCIALES NOMINA DIARIA FEBRERO 2014',19670,15,17);">
            <text:p>INSERT INTO scg_dt_cmp VALUES('0001','SCGCMP','SNOANTDIA020001','2014-02-28','---','-------------------------','6110800004300000001','SCGCMP','SNOANTDIA020001','D','PROVISION DE ANTIGUEDAD DE PRESTACIONES SOCIALES NOMINA DIARIA FEBRERO 2014',19670,1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14754.9">
            <text:p>14.754,90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20001','2014-02-28','---','-------------------------','6110800003601000001','SCGCMP','SNOANTDIA020001','D','PROVISION DE ANTIGUEDAD DE PRESTACIONES SOCIALES NOMINA DIARIA FEBRERO 2014',14754,9,18);">
            <text:p>INSERT INTO scg_dt_cmp VALUES('0001','SCGCMP','SNOANTDIA020001','2014-02-28','---','-------------------------','6110800003601000001','SCGCMP','SNOANTDIA020001','D','PROVISION DE ANTIGUEDAD DE PRESTACIONES SOCIALES NOMINA DIARIA FEBRERO 2014',14754,9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55315.55">
            <text:p>55.315,55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20001','2014-02-28','---','-------------------------','6110800002004000001','SCGCMP','SNOANTDIA020001','D','PROVISION DE ANTIGUEDAD DE PRESTACIONES SOCIALES NOMINA DIARIA FEBRERO 2014',55315,55,19);">
            <text:p>INSERT INTO scg_dt_cmp VALUES('0001','SCGCMP','SNOANTDIA020001','2014-02-28','---','-------------------------','6110800002004000001','SCGCMP','SNOANTDIA020001','D','PROVISION DE ANTIGUEDAD DE PRESTACIONES SOCIALES NOMINA DIARIA FEBRERO 2014',55315,55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5684.22">
            <text:p>5.684,22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20001','2014-02-28','---','-------------------------','6110800002902000001','SCGCMP','SNOANTDIA020001','D','PROVISION DE ANTIGUEDAD DE PRESTACIONES SOCIALES NOMINA DIARIA FEBRERO 2014',5684,22,20);">
            <text:p>INSERT INTO scg_dt_cmp VALUES('0001','SCGCMP','SNOANTDIA020001','2014-02-28','---','-------------------------','6110800002902000001','SCGCMP','SNOANTDIA020001','D','PROVISION DE ANTIGUEDAD DE PRESTACIONES SOCIALES NOMINA DIARIA FEBRERO 2014',5684,22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21968.99">
            <text:p>21.968,99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20001','2014-02-28','---','-------------------------','6110800004101000001','SCGCMP','SNOANTDIA020001','D','PROVISION DE ANTIGUEDAD DE PRESTACIONES SOCIALES NOMINA DIARIA FEBRERO 2014',21968,99,21);">
            <text:p>INSERT INTO scg_dt_cmp VALUES('0001','SCGCMP','SNOANTDIA020001','2014-02-28','---','-------------------------','6110800004101000001','SCGCMP','SNOANTDIA020001','D','PROVISION DE ANTIGUEDAD DE PRESTACIONES SOCIALES NOMINA DIARIA FEBRERO 2014',21968,99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63738.41">
            <text:p>63.738,41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20001','2014-02-28','---','-------------------------','6110800002901000001','SCGCMP','SNOANTDIA020001','D','PROVISION DE ANTIGUEDAD DE PRESTACIONES SOCIALES NOMINA DIARIA FEBRERO 2014',63738,41,22);">
            <text:p>INSERT INTO scg_dt_cmp VALUES('0001','SCGCMP','SNOANTDIA020001','2014-02-28','---','-------------------------','6110800002901000001','SCGCMP','SNOANTDIA020001','D','PROVISION DE ANTIGUEDAD DE PRESTACIONES SOCIALES NOMINA DIARIA FEBRERO 2014',63738,41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662.63">
            <text:p>1.662,63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20001','2014-02-28','---','-------------------------','6110800002701000001','SCGCMP','SNOANTDIA020001','D','PROVISION DE ANTIGUEDAD DE PRESTACIONES SOCIALES NOMINA DIARIA FEBRERO 2014',1662,63,23);">
            <text:p>INSERT INTO scg_dt_cmp VALUES('0001','SCGCMP','SNOANTDIA020001','2014-02-28','---','-------------------------','6110800002701000001','SCGCMP','SNOANTDIA020001','D','PROVISION DE ANTIGUEDAD DE PRESTACIONES SOCIALES NOMINA DIARIA FEBRERO 2014',1662,63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1342.31">
            <text:p>11.342,31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20001','2014-02-28','---','-------------------------','6110800003802000001','SCGCMP','SNOANTDIA020001','D','PROVISION DE ANTIGUEDAD DE PRESTACIONES SOCIALES NOMINA DIARIA FEBRERO 2014',11342,31,24);">
            <text:p>INSERT INTO scg_dt_cmp VALUES('0001','SCGCMP','SNOANTDIA020001','2014-02-28','---','-------------------------','6110800003802000001','SCGCMP','SNOANTDIA020001','D','PROVISION DE ANTIGUEDAD DE PRESTACIONES SOCIALES NOMINA DIARIA FEBRERO 2014',11342,31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29032.37">
            <text:p>29.032,37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20001','2014-02-28','---','-------------------------','6110800004507000001','SCGCMP','SNOANTDIA020001','D','PROVISION DE ANTIGUEDAD DE PRESTACIONES SOCIALES NOMINA DIARIA FEBRERO 2014',29032,37,25);">
            <text:p>INSERT INTO scg_dt_cmp VALUES('0001','SCGCMP','SNOANTDIA020001','2014-02-28','---','-------------------------','6110800004507000001','SCGCMP','SNOANTDIA020001','D','PROVISION DE ANTIGUEDAD DE PRESTACIONES SOCIALES NOMINA DIARIA FEBRERO 2014',29032,37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8125.35">
            <text:p>8.125,35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20001','2014-02-28','---','-------------------------','6110800004503000001','SCGCMP','SNOANTDIA020001','D','PROVISION DE ANTIGUEDAD DE PRESTACIONES SOCIALES NOMINA DIARIA FEBRERO 2014',8125,35,26);">
            <text:p>INSERT INTO scg_dt_cmp VALUES('0001','SCGCMP','SNOANTDIA020001','2014-02-28','---','-------------------------','6110800004503000001','SCGCMP','SNOANTDIA020001','D','PROVISION DE ANTIGUEDAD DE PRESTACIONES SOCIALES NOMINA DIARIA FEBRERO 2014',8125,3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33232.79">
            <text:p>33.232,79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20001','2014-02-28','---','-------------------------','6110800003801000001','SCGCMP','SNOANTDIA020001','D','PROVISION DE ANTIGUEDAD DE PRESTACIONES SOCIALES NOMINA DIARIA FEBRERO 2014',33232,79,27);">
            <text:p>INSERT INTO scg_dt_cmp VALUES('0001','SCGCMP','SNOANTDIA020001','2014-02-28','---','-------------------------','6110800003801000001','SCGCMP','SNOANTDIA020001','D','PROVISION DE ANTIGUEDAD DE PRESTACIONES SOCIALES NOMINA DIARIA FEBRERO 2014',33232,79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32836.275">
            <text:p>32.836,28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20001','2014-02-28','---','-------------------------','6110800003304000001','SCGCMP','SNOANTDIA020001','D','PROVISION DE ANTIGUEDAD DE PRESTACIONES SOCIALES NOMINA DIARIA FEBRERO 2014',32836,275,28);">
            <text:p>INSERT INTO scg_dt_cmp VALUES('0001','SCGCMP','SNOANTDIA020001','2014-02-28','---','-------------------------','6110800003304000001','SCGCMP','SNOANTDIA020001','D','PROVISION DE ANTIGUEDAD DE PRESTACIONES SOCIALES NOMINA DIARIA FEBRERO 2014',32836,27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26386.4">
            <text:p>226.386,40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20001','2014-02-28','---','-------------------------','6110800004203000001','SCGCMP','SNOANTDIA020001','D','PROVISION DE ANTIGUEDAD DE PRESTACIONES SOCIALES NOMINA DIARIA FEBRERO 2014',226386,4,29);">
            <text:p>INSERT INTO scg_dt_cmp VALUES('0001','SCGCMP','SNOANTDIA020001','2014-02-28','---','-------------------------','6110800004203000001','SCGCMP','SNOANTDIA020001','D','PROVISION DE ANTIGUEDAD DE PRESTACIONES SOCIALES NOMINA DIARIA FEBRERO 2014',226386,4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16156.46">
            <text:p>16.156,46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20001','2014-02-28','---','-------------------------','6110800004502000001','SCGCMP','SNOANTDIA020001','D','PROVISION DE ANTIGUEDAD DE PRESTACIONES SOCIALES NOMINA DIARIA FEBRERO 2014',16156,46,30);">
            <text:p>INSERT INTO scg_dt_cmp VALUES('0001','SCGCMP','SNOANTDIA020001','2014-02-28','---','-------------------------','6110800004502000001','SCGCMP','SNOANTDIA020001','D','PROVISION DE ANTIGUEDAD DE PRESTACIONES SOCIALES NOMINA DIARIA FEBRERO 2014',16156,46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7305.45">
            <text:p>7.305,45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20001','2014-02-28','---','-------------------------','6110800004602000001','SCGCMP','SNOANTDIA020001','D','PROVISION DE ANTIGUEDAD DE PRESTACIONES SOCIALES NOMINA DIARIA FEBRERO 2014',7305,45,31);">
            <text:p>INSERT INTO scg_dt_cmp VALUES('0001','SCGCMP','SNOANTDIA020001','2014-02-28','---','-------------------------','6110800004602000001','SCGCMP','SNOANTDIA020001','D','PROVISION DE ANTIGUEDAD DE PRESTACIONES SOCIALES NOMINA DIARIA FEBRERO 2014',7305,4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37814.7">
            <text:p>37.814,70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20001','2014-02-28','---','-------------------------','6110800004201000001','SCGCMP','SNOANTDIA020001','D','PROVISION DE ANTIGUEDAD DE PRESTACIONES SOCIALES NOMINA DIARIA FEBRERO 2014',37814,7,32);">
            <text:p>INSERT INTO scg_dt_cmp VALUES('0001','SCGCMP','SNOANTDIA020001','2014-02-28','---','-------------------------','6110800004201000001','SCGCMP','SNOANTDIA020001','D','PROVISION DE ANTIGUEDAD DE PRESTACIONES SOCIALES NOMINA DIARIA FEBRERO 2014',37814,7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7039.09">
            <text:p>27.039,09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20001','2014-02-28','---','-------------------------','6110800003901000001','SCGCMP','SNOANTDIA020001','D','PROVISION DE ANTIGUEDAD DE PRESTACIONES SOCIALES NOMINA DIARIA FEBRERO 2014',27039,09,33);">
            <text:p>INSERT INTO scg_dt_cmp VALUES('0001','SCGCMP','SNOANTDIA020001','2014-02-28','---','-------------------------','6110800003901000001','SCGCMP','SNOANTDIA020001','D','PROVISION DE ANTIGUEDAD DE PRESTACIONES SOCIALES NOMINA DIARIA FEBRERO 2014',27039,09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21647.64">
            <text:p>21.647,64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20001','2014-02-28','---','-------------------------','6110800004102000001','SCGCMP','SNOANTDIA020001','D','PROVISION DE ANTIGUEDAD DE PRESTACIONES SOCIALES NOMINA DIARIA FEBRERO 2014',21647,64,34);">
            <text:p>INSERT INTO scg_dt_cmp VALUES('0001','SCGCMP','SNOANTDIA020001','2014-02-28','---','-------------------------','6110800004102000001','SCGCMP','SNOANTDIA020001','D','PROVISION DE ANTIGUEDAD DE PRESTACIONES SOCIALES NOMINA DIARIA FEBRERO 2014',21647,64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6063.85333333333">
            <text:p>6.063,85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20001','2014-02-28','---','-------------------------','6110800003303000001','SCGCMP','SNOANTDIA020001','D','PROVISION DE ANTIGUEDAD DE PRESTACIONES SOCIALES NOMINA DIARIA FEBRERO 2014',6063,85333333333,35);">
            <text:p>INSERT INTO scg_dt_cmp VALUES('0001','SCGCMP','SNOANTDIA020001','2014-02-28','---','-------------------------','6110800003303000001','SCGCMP','SNOANTDIA020001','D','PROVISION DE ANTIGUEDAD DE PRESTACIONES SOCIALES NOMINA DIARIA FEBRERO 2014',6063,85333333333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392.35">
            <text:p>392,35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20001','2014-02-28','---','-------------------------','6110800002001000001','SCGCMP','SNOANTDIA020001','D','PROVISION DE ANTIGUEDAD DE PRESTACIONES SOCIALES NOMINA DIARIA FEBRERO 2014',392,35,36);">
            <text:p>INSERT INTO scg_dt_cmp VALUES('0001','SCGCMP','SNOANTDIA020001','2014-02-28','---','-------------------------','6110800002001000001','SCGCMP','SNOANTDIA020001','D','PROVISION DE ANTIGUEDAD DE PRESTACIONES SOCIALES NOMINA DIARIA FEBRERO 2014',392,3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228616.67">
            <text:p>228.616,67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20001','2014-02-28','---','-------------------------','6110800003803000001','SCGCMP','SNOANTDIA020001','D','PROVISION DE ANTIGUEDAD DE PRESTACIONES SOCIALES NOMINA DIARIA FEBRERO 2014',228616,67,37);">
            <text:p>INSERT INTO scg_dt_cmp VALUES('0001','SCGCMP','SNOANTDIA020001','2014-02-28','---','-------------------------','6110800003803000001','SCGCMP','SNOANTDIA020001','D','PROVISION DE ANTIGUEDAD DE PRESTACIONES SOCIALES NOMINA DIARIA FEBRERO 2014',228616,67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95348.8">
            <text:p>95.348,80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20001','2014-02-28','---','-------------------------','6110800004505000001','SCGCMP','SNOANTDIA020001','D','PROVISION DE ANTIGUEDAD DE PRESTACIONES SOCIALES NOMINA DIARIA FEBRERO 2014',95348,8,38);">
            <text:p>INSERT INTO scg_dt_cmp VALUES('0001','SCGCMP','SNOANTDIA020001','2014-02-28','---','-------------------------','6110800004505000001','SCGCMP','SNOANTDIA020001','D','PROVISION DE ANTIGUEDAD DE PRESTACIONES SOCIALES NOMINA DIARIA FEBRERO 2014',95348,8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3700.4">
            <text:p>3.700,40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20001','2014-02-28','---','-------------------------','6110800003902000001','SCGCMP','SNOANTDIA020001','D','PROVISION DE ANTIGUEDAD DE PRESTACIONES SOCIALES NOMINA DIARIA FEBRERO 2014',3700,4,39);">
            <text:p>INSERT INTO scg_dt_cmp VALUES('0001','SCGCMP','SNOANTDIA020001','2014-02-28','---','-------------------------','6110800003902000001','SCGCMP','SNOANTDIA020001','D','PROVISION DE ANTIGUEDAD DE PRESTACIONES SOCIALES NOMINA DIARIA FEBRERO 2014',3700,4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5545.98">
            <text:p>5.545,98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20001','2014-02-28','---','-------------------------','6110800004700000001','SCGCMP','SNOANTDIA020001','D','PROVISION DE ANTIGUEDAD DE PRESTACIONES SOCIALES NOMINA DIARIA FEBRERO 2014',5545,98,40);">
            <text:p>INSERT INTO scg_dt_cmp VALUES('0001','SCGCMP','SNOANTDIA020001','2014-02-28','---','-------------------------','6110800004700000001','SCGCMP','SNOANTDIA020001','D','PROVISION DE ANTIGUEDAD DE PRESTACIONES SOCIALES NOMINA DIARIA FEBRERO 2014',5545,98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7742.1">
            <text:p>7.742,10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20001','2014-02-28','---','-------------------------','6110800003701000001','SCGCMP','SNOANTDIA020001','D','PROVISION DE ANTIGUEDAD DE PRESTACIONES SOCIALES NOMINA DIARIA FEBRERO 2014',7742,1,41);">
            <text:p>INSERT INTO scg_dt_cmp VALUES('0001','SCGCMP','SNOANTDIA020001','2014-02-28','---','-------------------------','6110800003701000001','SCGCMP','SNOANTDIA020001','D','PROVISION DE ANTIGUEDAD DE PRESTACIONES SOCIALES NOMINA DIARIA FEBRERO 2014',7742,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85597.67">
            <text:p>85.597,67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20001','2014-02-28','---','-------------------------','6110800004202000001','SCGCMP','SNOANTDIA020001','D','PROVISION DE ANTIGUEDAD DE PRESTACIONES SOCIALES NOMINA DIARIA FEBRERO 2014',85597,67,42);">
            <text:p>INSERT INTO scg_dt_cmp VALUES('0001','SCGCMP','SNOANTDIA020001','2014-02-28','---','-------------------------','6110800004202000001','SCGCMP','SNOANTDIA020001','D','PROVISION DE ANTIGUEDAD DE PRESTACIONES SOCIALES NOMINA DIARIA FEBRERO 2014',85597,67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2925.07">
            <text:p>12.925,07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20001','2014-02-28','---','-------------------------','6110800004506000001','SCGCMP','SNOANTDIA020001','D','PROVISION DE ANTIGUEDAD DE PRESTACIONES SOCIALES NOMINA DIARIA FEBRERO 2014',12925,07,43);">
            <text:p>INSERT INTO scg_dt_cmp VALUES('0001','SCGCMP','SNOANTDIA020001','2014-02-28','---','-------------------------','6110800004506000001','SCGCMP','SNOANTDIA020001','D','PROVISION DE ANTIGUEDAD DE PRESTACIONES SOCIALES NOMINA DIARIA FEBRERO 2014',12925,0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20001</text:p>
          </table:table-cell>
          <table:table-cell table:style-name="ce4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20001">
            <text:p>SNOANTDIA02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FEBRER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3458.92">
            <text:p>3.458,92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20001','2014-02-28','---','-------------------------','6110800004001000001','SCGCMP','SNOANTDIA020001','D','PROVISION DE ANTIGUEDAD DE PRESTACIONES SOCIALES NOMINA DIARIA FEBRERO 2014',3458,92,44);">
            <text:p>INSERT INTO scg_dt_cmp VALUES('0001','SCGCMP','SNOANTDIA020001','2014-02-28','---','-------------------------','6110800004001000001','SCGCMP','SNOANTDIA020001','D','PROVISION DE ANTIGUEDAD DE PRESTACIONES SOCIALES NOMINA DIARIA FEBRERO 2014',3458,92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20001">
            <text:p>SNOANTDIA020001</text:p>
          </table:table-cell>
          <table:table-cell table:formula="of:=[Hoja1.D3]" office:value-type="string" office:string-value="2014-02-28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FEBRERO 2014">
            <text:p>PROVISION DE ANTIGUEDAD DE PRESTACIONES SOCIALES NOMINA DIARIA FEBRER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1927020.27">
            <text:p>1.927.020,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20001','2014-02-28','---','-------------------------','PROVISION DE ANTIGUEDAD DE PRESTACIONES SOCIALES NOMINA DIARIA FEBRERO 2014',1,'-','----------','----------',1927020,27,0,0,0,'--','SIGESP');">
            <text:p>INSERT INTO sigesp_cmp VALUES('0001','SCGCMP','SNOANTDIA020001','2014-02-28','---','-------------------------','PROVISION DE ANTIGUEDAD DE PRESTACIONES SOCIALES NOMINA DIARIA FEBRERO 2014',1,'-','----------','----------',1927020,2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27:57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